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2417a6" officeooo:paragraph-rsid="002417a6" style:font-size-asian="16pt" style:font-size-complex="16pt"/>
    </style:style>
    <style:style style:name="P2" style:family="paragraph" style:parent-style-name="Standard">
      <style:text-properties fo:color="#ffffff" loext:opacity="100%" style:font-name="Verdana" fo:font-size="16pt" officeooo:rsid="002417a6" officeooo:paragraph-rsid="002d95b3" style:font-size-asian="16pt" style:font-size-complex="16pt"/>
    </style:style>
    <style:style style:name="P3" style:family="paragraph" style:parent-style-name="Standard">
      <style:text-properties fo:color="#ffffff" loext:opacity="100%" style:font-name="Verdana" fo:font-size="16pt" officeooo:rsid="002720ca" officeooo:paragraph-rsid="002720ca" style:font-size-asian="16pt" style:font-size-complex="16pt"/>
    </style:style>
    <style:style style:name="P4" style:family="paragraph" style:parent-style-name="Standard">
      <style:text-properties fo:color="#ffffff" loext:opacity="100%" style:font-name="Verdana" fo:font-size="16pt" officeooo:rsid="002417a6" officeooo:paragraph-rsid="002f3362" style:font-size-asian="16pt" style:font-size-complex="16pt"/>
    </style:style>
    <style:style style:name="P5" style:family="paragraph" style:parent-style-name="Standard">
      <style:text-properties fo:color="#ffffff" loext:opacity="100%" style:font-name="Verdana" fo:font-size="16pt" officeooo:rsid="002417a6" officeooo:paragraph-rsid="002d95b3" style:font-size-asian="16pt" style:font-size-complex="16pt"/>
    </style:style>
    <style:style style:name="T1" style:family="text">
      <style:text-properties officeooo:rsid="00277d7d"/>
    </style:style>
    <style:style style:name="T2" style:family="text">
      <style:text-properties officeooo:rsid="002b0074"/>
    </style:style>
    <style:style style:name="T3" style:family="text">
      <style:text-properties officeooo:rsid="002bf5fb"/>
    </style:style>
    <style:style style:name="T4" style:family="text">
      <style:text-properties officeooo:rsid="002c9a79"/>
    </style:style>
    <style:style style:name="T5" style:family="text">
      <style:text-properties fo:font-style="italic" style:font-style-asian="italic" style:font-style-complex="italic"/>
    </style:style>
    <style:style style:name="T6" style:family="text">
      <style:text-properties fo:font-style="italic" officeooo:rsid="002f3362" style:font-style-asian="italic" style:font-style-complex="italic"/>
    </style:style>
    <style:style style:name="T7" style:family="text">
      <style:text-properties officeooo:rsid="002f33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Watching the </text:span><text:span text:style-name="T4">film </text:span><text:span text:style-name="T5">Finding Vivian Maier </text:span><text:span text:style-name="T6">in 2016 </text:span>was a life changing experience. My instant reaction was “That’s what I want to do.” Up until that moment I had never heard of street photography.</text:p>
      <text:p text:style-name="P2">I immediately started to research the genre. Finding Saul Leiter’s work was also an epiphany. Seeing his pink umbrella photo changed my whole approach to photography. His painterly quality elevates photography to an art form. If photography is art, there are no rules. <text:span text:style-name="T3">This revelation</text:span> released me to take photographs I like. I no longer felt <text:span text:style-name="T4">any</text:span> pressure to conform <text:span text:style-name="T4">or seek approval from other people</text:span>.</text:p>
      <text:p text:style-name="P1"/>
      <text:p text:style-name="P3">My <text:span text:style-name="T5">Glimpses</text:span> project came about when I noticed that many of my street photos contained one person or part of a person in an interesting environment. I th<text:span text:style-name="T1">i</text:span>nk it gets to the core of what photography is about. We all see thousands of people in our lives; most of whom we will never see again. Photography captures that fleeting mo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6:56:01.358155179</meta:print-date>
    <meta:printed-by>PDF files</meta:printed-by>
    <dc:date>2024-12-24T15:31:00.670362568</dc:date>
    <meta:editing-duration>PT53M50S</meta:editing-duration>
    <meta:editing-cycles>11</meta:editing-cycles>
    <meta:generator>LibreOffice/24.2.7.2$Linux_X86_64 LibreOffice_project/420$Build-2</meta:generator>
    <meta:document-statistic meta:table-count="0" meta:image-count="0" meta:object-count="0" meta:page-count="1" meta:paragraph-count="3" meta:word-count="160" meta:character-count="924" meta:non-whitespace-character-count="767"/>
  </office:meta>
</office:document-meta>
</file>